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ConfiguratorTests.getEndpointSingletonBy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javaConfig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choEndpoint.ComponentEchoEndpoint( Ech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EchoEndpoint.PerConnectionEchoEndpoint( Ech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uratorTests.getEndpointP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onfiguratorTests.getEndpointSingleton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ech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Endpoint.EchoEndpoint( Ech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uratorTests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